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&quot;" svg:font-family="'&quot;Google Sans&quot;'"/>
    <style:font-face style:name="Arial" svg:font-family="Arial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9.751cm"/>
    </style:style>
    <style:style style:name="co2" style:family="table-column">
      <style:table-column-properties fo:break-before="auto" style:column-width="8.126cm"/>
    </style:style>
    <style:style style:name="co3" style:family="table-column">
      <style:table-column-properties fo:break-before="auto" style:column-width="2.47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&quot;Google San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3" office:value-type="string" calcext:value-type="string">
            <text:p>validatio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ermettre à l'utilisateur de se connecter</text:p>
          </table:table-cell>
          <table:table-cell table:style-name="ce1"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inscription utilisateur</text:p>
          </table:table-cell>
          <table:table-cell table:style-name="ce1"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Création page de connection </text:p>
          </table:table-cell>
          <table:table-cell table:style-name="ce1"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Création interface d'ajout d'agenda</text:p>
          </table:table-cell>
          <table:table-cell table:style-name="ce1"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jout de rendez-vous</text:p>
          </table:table-cell>
          <table:table-cell table:style-name="ce1"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réation page d'acceuil</text:p>
          </table:table-cell>
          <table:table-cell table:style-name="ce1"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réation page d'inscription</text:p>
          </table:table-cell>
          <table:table-cell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réation page visualisation agenda</text:p>
          </table:table-cell>
          <table:table-cell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réation page visualtisation rendez-vous sans modification</text:p>
          </table:table-cell>
          <table:table-cell table:style-name="ce1" office:value-type="string" calcext:value-type="string">
            <text:p>V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réation de la persistance</text:p>
          </table:table-cell>
          <table:table-cell table:style-name="ce1" office:value-type="string" calcext:value-type="string">
            <text:p>V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&quot;" svg:font-family="'&quot;Google Sans&quot;'"/>
    <style:font-face style:name="Arial" svg:font-family="Arial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6T21:01:45.969785939</dc:date>
    <meta:editing-duration>PT12M6S</meta:editing-duration>
    <meta:editing-cycles>1</meta:editing-cycles>
    <meta:document-statistic meta:table-count="1" meta:cell-count="22" meta:object-count="0"/>
    <meta:generator>LibreOffice/24.2.6.2$Linux_X86_64 LibreOffice_project/420$Build-2</meta:generator>
  </office:meta>
</office:document-meta>
</file>